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cfd4b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cfd4b"/>
    </style:style>
    <style:style style:name="P3" style:family="paragraph" style:parent-style-name="Standard">
      <style:paragraph-properties fo:text-align="center" style:justify-single-word="false" style:writing-mode="rl-tb"/>
      <style:text-properties style:font-name="AALMAGHRIBI" fo:font-size="26pt" fo:language="en" fo:country="US" officeooo:paragraph-rsid="000cfd4b" style:font-name-asian="Times New Roman" style:font-size-asian="26pt" style:font-name-complex="AALMAGHRIBI1" style:font-size-complex="26pt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break-before="page" style:writing-mode="rl-tb"/>
      <style:text-properties officeooo:paragraph-rsid="000cfd4b"/>
    </style:style>
    <style:style style:name="T1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2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4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عَبَسَ]</text:h>
      <text:p text:style-name="P2" loext:marker-style-name="T1"><text:span text:style-name="T2">بِسْمِ </text:span><text:span text:style-name="T3">۱</text:span><text:span text:style-name="T2">للَّهِ </text:span><text:span text:style-name="T3">۱</text:span><text:span text:style-name="T2">لرَّحْمَـٰنِ </text:span><text:span text:style-name="T3">۱</text:span><text:span text:style-name="T2">لرَّحِيمِ </text:span><text:span text:style-name="T1">عَبَسَ وَتَوَلّۭـيٰٓ </text:span><text:span text:style-name="T2">(1)</text:span><text:span text:style-name="T1"> أَن جَآءَهُ </text:span><text:span text:style-name="T4">۴</text:span><text:span text:style-name="T1">لاَعْمۭيٰؐ </text:span><text:span text:style-name="T2">(2)</text:span><text:span text:style-name="T1"> وَمَا يُدْرۣيــكَؐ لَعَلَّهُ„ يَزَّكّۭيٰٓ </text:span><text:span text:style-name="T2">(3)</text:span><text:span text:style-name="T1"> أَوْ يَذَّكَّرُ فَتَنفَعُهُ </text:span><text:span text:style-name="T4">۴</text:span><text:span text:style-name="T1">لذِّكْرۭيٰٓؐ </text:span><text:span text:style-name="T2">(4)</text:span><text:span text:style-name="T1"> أَمَّا مَنِ 'سْتَغْنۭيٰ </text:span><text:span text:style-name="T2">(5)</text:span><text:span text:style-name="T1"> فَأَنتَ لَهُ„ تَصَّدّۭيٰ </text:span><text:span text:style-name="T2">(6)</text:span><text:span text:style-name="T1"> وَمَا عَلَيْــكَ أَلاَّ يَزَّكّۭيٰؐ </text:span><text:span text:style-name="T2">(7)</text:span><text:span text:style-name="T1"> وَأَمَّا مَن جَآءَكككَ</text:span></text:p>
      <text:p text:style-name="P3" loext:marker-style-name="T1"/>
      <text:p text:style-name="P4" loext:marker-style-name="T1"><text:span text:style-name="T1">614</text:span></text:p>
      <text:p text:style-name="P2" loext:marker-style-name="T1"><text:span text:style-name="T1">يَسْعۭيٰ </text:span><text:span text:style-name="T2">(8)</text:span><text:span text:style-name="T1"> وَهُوَ يَخْشۭيٰ </text:span><text:span text:style-name="T2">(9)</text:span><text:span text:style-name="T1"> فَأَنتَ عَنْهُ تَلَهّۭيٰ </text:span><text:span text:style-name="T2">(10)</text:span><text:span text:style-name="T1"> كَلٓؐاَّ إِنَّهَا تَذْكِرَةٌؐ </text:span><text:span text:style-name="T2">(11)</text:span><text:span text:style-name="T1"> فَمَــن شَآءَ ذَكَرَهُ„ </text:span><text:span text:style-name="T2">(12)</text:span><text:span text:style-name="T1"> فِى صُحُفٍ مُّكَرَّمَةٍ </text:span><text:span text:style-name="T2">(13)</text:span><text:span text:style-name="T1"> مَّرْفُوعَةٍ مُّطَهَّرَةٙ </text:span><text:span text:style-name="T2">(14)</text:span><text:span text:style-name="T1"> بِأَيْدِى سَفَرَةٍ </text:span><text:span text:style-name="T2">(15)</text:span><text:span text:style-name="T1"> كِرَامٙ بَرَرَةٍؐ </text:span><text:span text:style-name="T2">(16)</text:span><text:span text:style-name="T1"> قُتِلَ </text:span><text:span text:style-name="T4">۰</text:span><text:span text:style-name="T1">لِانسَـٰــنُ مَآ أَكْفَرَهُؐ, </text:span><text:span text:style-name="T2">(17)</text:span><text:span text:style-name="T1"> مِنَ اَيِّ شَيْءٖ خَلَقَهُؐ, </text:span><text:span text:style-name="T2">(18)</text:span><text:span text:style-name="T1"> مِــن نُّطْفَةٖ خَلَقَهُ„ فَقَدَّرَهُ„ </text:span><text:span text:style-name="T2">(19)</text:span><text:span text:style-name="T1"> ثُمَّ </text:span><text:span text:style-name="T4">۰</text:span><text:span text:style-name="T1">لسَّبِيلَ يَسَّرَهُ„ </text:span><text:span text:style-name="T2">(20)</text:span><text:span text:style-name="T1"> ثُمَّ أَمَاتَهُ„ فَأَقْبَرَهُؐ, </text:span><text:span text:style-name="T2">(21)</text:span><text:span text:style-name="T1"> ثُمَّ إِذَا شَآءَ انشَرَهُؐ, </text:span><text:span text:style-name="T2">(22)</text:span><text:span text:style-name="T1"> كَلاَّ لَمَّا يَقْــضِ مَآ أَمَرَهُؐ, </text:span><text:span text:style-name="T2">(23)</text:span><text:span text:style-name="T1"> فَلْيَنظُرۣ </text:span><text:span text:style-name="T4">۱</text:span><text:span text:style-name="T1">لِانسَـٰنُ إِلَيٰ طَعَامِهِؐ“ </text:span><text:span text:style-name="T2">(24)</text:span><text:span text:style-name="T1"> إِنَّا صَبَبْنَا </text:span><text:span text:style-name="T4">۰</text:span><text:span text:style-name="T1">لْمَآءَ صَبّاً </text:span><text:span text:style-name="T2">(25)</text:span><text:span text:style-name="T1"> ثُمَّ شَقَقْنَا </text:span><text:span text:style-name="T4">۰</text:span><text:span text:style-name="T1">لاَرْضضضَ شَقّاً </text:span><text:span text:style-name="T2">(26)</text:span><text:span text:style-name="T1"> فَأَنۢبَتْنَا فِيهَا حَبّاً </text:span><text:span text:style-name="T2">(27)</text:span><text:span text:style-name="T1"> وَعِنَباً وَقَضْباً </text:span><text:span text:style-name="T2">(28)</text:span><text:span text:style-name="T1"> وَزَيْتُوناً وَنَخْلًا </text:span><text:span text:style-name="T2">(29)</text:span><text:span text:style-name="T1"> وَحَدَآئِــقَ غُلْباً </text:span><text:span text:style-name="T2">(30)</text:span><text:span text:style-name="T1"> وَفَـٰكِهَةً وَأَبّاً </text:span><text:span text:style-name="T2">(31)</text:span><text:span text:style-name="T1"> مَّتَـٰعاً لَّكُمْ وَلَأِنْعَـٰمِكُمْؐ </text:span><text:span text:style-name="T2">(32)</text:span><text:span text:style-name="T1"> فَإِذَا جَآءَتِ </text:span><text:span text:style-name="T4">۱</text:span><text:span text:style-name="T1">لصَّآخَّةُ </text:span><text:span text:style-name="T2">(33)</text:span><text:span text:style-name="T1"> يَوْمَ يَفِرُّ </text:span><text:span text:style-name="T4">۴</text:span><text:span text:style-name="T1">لْمَرْءُ مِنَ اَخِيهِ </text:span><text:span text:style-name="T2">(34)</text:span><text:span text:style-name="T1"> وَٱُمِّهِ” وَأَبِيهِ </text:span><text:span text:style-name="T2">(35)</text:span><text:span text:style-name="T1"> وَصَـٰحِبَتِهِ” وَبَنِيهِؐ </text:span><text:span text:style-name="T2">(36)</text:span><text:span text:style-name="T1"> لِكُلِّ 'مْرۣئٍ مِّنْهُمْ يَوْمَئِذٍ شَأْنٌ يُغْنِيهِؐ </text:span><text:span text:style-name="T2">(37)</text:span><text:span text:style-name="T1"> وُجُوهٌ يَوْمَئِذٍ مُّسْفِرَةٌ </text:span><text:span text:style-name="T2">(38)</text:span><text:span text:style-name="T1"> ضَاحِكَةٌ مُّسْتَبْشِرَةٌؐ </text:span><text:span text:style-name="T2">(39)</text:span><text:span text:style-name="T1"> وَوُجُوهٌ يَوْمَئِذٖ عَلَيْهَا غَبَرَةٌ</text:span></text:p>
      <text:p text:style-name="P3" loext:marker-style-name="T1"/>
      <text:p text:style-name="P4" loext:marker-style-name="T1"><text:span text:style-name="T1">615</text:span></text:p>
      <text:p text:style-name="P2" loext:marker-style-name="T1"><text:span text:style-name="T2">(40)</text:span><text:span text:style-name="T1"> تَرْهَقُهَا قَتَرَة٘ؐ </text:span><text:span text:style-name="T2">(41)</text:span><text:span text:style-name="T1"> </text:span><text:span text:style-name="T4">۷</text:span><text:span text:style-name="T1">وْلَئِــكَ هُمُ </text:span><text:span text:style-name="T4">۴</text:span><text:span text:style-name="T1">لْكَفَرَةُ </text:span><text:span text:style-name="T4">۴</text:span><text:span text:style-name="T1">لْفَجَرَةُ </text:span><text:span text:style-name="T2">(42)</text:span><text:span text:style-name="T1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33:59.248309874</meta:creation-date>
    <dc:date>2025-03-03T14:34:07.270878959</dc:date>
    <meta:editing-duration>PT10S</meta:editing-duration>
    <meta:editing-cycles>1</meta:editing-cycles>
    <meta:document-statistic meta:table-count="0" meta:image-count="0" meta:object-count="0" meta:page-count="3" meta:paragraph-count="6" meta:word-count="183" meta:character-count="960" meta:non-whitespace-character-count="782"/>
    <meta:generator>LibreOffice/24.8.2.1$Linux_X86_64 LibreOffice_project/0f794b6e29741098670a3b95d60478a65d05ef13</meta:generator>
  </office:meta>
</office:document-meta>
</file>